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4">select </text:span>- <text:span text:style-name="T7">выбрать</text:span></text:p>
      <text:p text:style-name="P1">* - все колонки</text:p>
      <text:p text:style-name="P1"><text:span text:style-name="T14">1 select </text:span><text:span text:style-name="T15">* </text:span><text:span text:style-name="T14">from tableName </text:span><text:span text:style-name="T1">- </text:span>по умолчанию все строки</text:p>
      <text:p text:style-name="P1"><text:span text:style-name="T14">2 select top 10 </text:span><text:span text:style-name="T20">(strings)</text:span><text:span text:style-name="T14"> * from tableName</text:span><text:span text:style-name="T21"> </text:span><text:s text:c="4"/>- <text:span text:style-name="T8">первые 10 строк в </text:span><text:span text:style-name="T3">MSQL</text:span> </text:p>
      <text:p text:style-name="P1">* <text:span text:style-name="T14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4">3 select top 45 percent </text:span><text:span text:style-name="T20">(strings)</text:span><text:span text:style-name="T14"> * from tableName</text:span> — для других систем запрос выполняется более сложночем в <text:s/><text:span text:style-name="T17">MSQL</text:span></text:p>
      <text:p text:style-name="P2">4 select columnName, columnName,.. <text:span text:style-name="T20">(or * select all column)</text:span> from tableName <text:span text:style-name="T20"><text:s/>- выбор нужных колонок в нужном порядке</text:span></text:p>
      <text:p text:style-name="P2">5 select top 10 <text:span text:style-name="T20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4">select</text:span><text:span text:style-name="T20"> </text:span><text:span text:style-name="T2">columnName</text:span><text:span text:style-name="T14"> * from tableName </text:span><text:span text:style-name="T2">limit</text:span><text:span text:style-name="T9"> 10 </text:span><text:span text:style-name="T8">(strings) </text:span><text:span text:style-name="T9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0">через пробел от названия колонки можно написать ее псевдоним</text:span></text:p>
      <text:p text:style-name="P5"><text:span text:style-name="T14">--* </text:span><text:span text:style-name="T15">вычисления со столбцами</text:span></text:p>
      <text:p text:style-name="P6"><text:span text:style-name="T11">6 </text:span><text:span text:style-name="T13">select top 3 columnName </text:span><text:span text:style-name="T15">columnNickName, </text:span><text:span text:style-name="T13">numColumnNam</text:span><text:span text:style-name="T20">*/+-num</text:span><text:span text:style-name="T15"> columnNickName</text:span><text:span text:style-name="T8"> </text:span><text:span text:style-name="T13">from</text:span><text:span text:style-name="T20"> </text:span><text:span text:style-name="T13">tableName</text:span></text:p>
      <text:p text:style-name="P6"><text:span text:style-name="T13">* </text:span><text:span text:style-name="T8">в 6 примере запрашиваем первые три строки, дам псевдоним 1 колонке, производим вычисление с </text:span></text:p>
      <text:p text:style-name="P8">* колонкой и даем название колонке с выводом вычисления.</text:p>
      <text:p text:style-name="P6"><text:span text:style-name="T8">* </text:span><text:span text:style-name="T13">select columnName </text:span><text:span text:style-name="T16">as</text:span><text:span text:style-name="T13"> </text:span><text:span text:style-name="T15">columnNickName == <text:s/></text:span><text:span text:style-name="T13">select columnName </text:span><text:span text:style-name="T15">columnNickName </text:span><text:span text:style-name="T8">поэтому </text:span><text:span text:style-name="T13">as</text:span><text:span text:style-name="T20"> </text:span><text:span text:style-name="T8">не используем</text:span></text:p>
      <text:p text:style-name="P7"><text:span text:style-name="T7">7 </text:span>select columName+' '+ columnName <text:s/><text:span text:style-name="T18">columnNickName </text:span>from tableName</text:p>
      <text:p text:style-name="P7">*<text:span text:style-name="T20"> +' '+ </text:span><text:span text:style-name="T8">разделитель между строковыми колонками</text:span></text:p>
      <text:p text:style-name="P7"><text:span text:style-name="T7">8 </text:span>select 10+15 == <text:s/>select 10+15 from tableName <text:span text:style-name="T8"><text:s/>запрос сработает как калькулятор</text:span></text:p>
      <text:p text:style-name="P7"><text:span text:style-name="T8">* <text:s/></text:span>select '10'+'15' —<text:span text:style-name="T8"> 1015 </text:span><text:span text:style-name="T19">MSQL</text:span><text:span text:style-name="T20"> </text:span><text:span text:style-name="T8">отработает по правилам строк</text:span></text:p>
      <text:p text:style-name="P7"><text:span text:style-name="T8">* </text:span><text:span text:style-name="T7">select '10'+'15' — </text:span><text:span text:style-name="T19">MySQL</text:span> <text:span text:style-name="T20">и</text:span><text:span text:style-name="T8">нтерпритирует строки как числа, если не может то заменяет строку на 0</text:span></text:p>
      <text:p text:style-name="P7"><text:span text:style-name="T7">* select '10'+'15' — </text:span><text:span text:style-name="T19">PostgresSQL</text:span> <text:span text:style-name="T8">считает что строки складывать нельзя о_О да ну нафиг...</text:span></text:p>
      <text:p text:style-name="P7"><text:span text:style-name="T8">* при запросе строковое значение надо обрамлять одинарными кавычками в </text:span><text:span text:style-name="T19">MSQL</text:span><text:span text:style-name="T20"> </text:span><text:span text:style-name="T8">одинарными, в других базах можно и двойными</text:span></text:p>
      <text:p text:style-name="P7">concat<text:span text:style-name="T20"> – </text:span><text:span text:style-name="T8">конкатенация</text:span></text:p>
      <text:p text:style-name="P7"><text:span text:style-name="T7">select </text:span>concat (<text:span text:style-name="T7">columName,' ',columnName</text:span>)<text:span text:style-name="T7"> columnNickName from tableName</text:span></text:p>
      <text:p text:style-name="P7"><text:span text:style-name="T12">* select </text:span><text:span text:style-name="T7">concat (</text:span>first_name,<text:span text:style-name="T7">' ',</text:span>last_name,'-',sex<text:span text:style-name="T7">)</text:span><text:span text:style-name="T12"> </text:span><text:span text:style-name="T18">full_name</text:span><text:span text:style-name="T7"> </text:span><text:span text:style-name="T12">from </text:span><text:span text:style-name="T18">skill_managers – </text:span><text:span text:style-name="T12">функция во всех </text:span><text:span text:style-name="T19">SQL </text:span><text:span text:style-name="T12">работает адекватно,</text:span></text:p>
      <text:p text:style-name="P7"><text:span text:style-name="T12">* исключение — в </text:span><text:span text:style-name="T19">MSQL</text:span><text:span text:style-name="T18"> </text:span>concat<text:span text:style-name="T18"> </text:span><text:span text:style-name="T12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11"><text:span text:style-name="T1"/></text:p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8"><text:span text:style-name="T1">* </text:span>выводим 3 колонки и в четвертой выводим итог операции</text:p>
      <text:p text:style-name="P10"><text:span text:style-name="T22">сумма от 1 до </text:span><text:span text:style-name="T23">aN = </text:span><text:span text:style-name="T1">(a1+an) * (n-1+1) / 2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0.556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6-24T01:29:43.94</dc:date>
    <meta:editing-duration>PT6H2M26S</meta:editing-duration>
    <meta:editing-cycles>12</meta:editing-cycles>
    <meta:document-statistic meta:table-count="0" meta:image-count="0" meta:object-count="0" meta:page-count="1" meta:paragraph-count="33" meta:word-count="342" meta:character-count="2341"/>
  </office:meta>
</office:document-meta>
</file>